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40%" draw:textarea-horizontal-align="justify" draw:textarea-vertical-align="middle" draw:auto-grow-height="false" fo:min-height="4.83cm" fo:min-width="13.4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6.1cm" fo:min-width="13.4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195cm" fo:min-width="0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067cm" fo:min-width="9.025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067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draw:opacity="40%" draw:textarea-horizontal-align="justify" draw:textarea-vertical-align="middle" draw:auto-grow-height="false" fo:min-height="0.703cm" fo:min-width="0.452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P1" style:family="paragraph">
      <loext:graphic-properties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6.35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2.54cm" svg:y="0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7cm" svg:x="2.54cm" svg:y="0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5.08cm" svg:y="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7cm" svg:x="5.08cm" svg:y="4.76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962cm" svg:x="16.51cm" svg:y="4.762cm">
          <draw:text-box>
            <text:p text:style-name="P4">táplálás</text:p>
          </draw:text-box>
        </draw:frame>
        <draw:frame draw:style-name="gr7" draw:text-style-name="P6" draw:layer="layout" svg:width="3.492cm" svg:height="0.962cm" svg:x="16.51cm" svg:y="2.222cm">
          <draw:text-box>
            <text:p>szubsztrát</text:p>
          </draw:text-box>
        </draw:frame>
        <draw:custom-shape draw:style-name="gr8" draw:text-style-name="P1" draw:layer="layout" svg:width="0.952cm" svg:height="0.953cm" svg:x="15.24cm" svg:y="2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953cm" svg:x="15.24cm" svg:y="3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0.962cm" svg:x="16.51cm" svg:y="3.492cm">
          <draw:text-box>
            <text:p>fémezés</text:p>
          </draw:text-box>
        </draw:frame>
        <draw:custom-shape draw:style-name="gr10" draw:text-style-name="P3" draw:layer="layout" svg:width="0.952cm" svg:height="0.952cm" svg:x="15.24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0T16:20:28.539469348</meta:creation-date>
    <dc:date>2022-04-10T17:30:41.482305957</dc:date>
    <meta:editing-duration>PT6M4S</meta:editing-duration>
    <meta:editing-cycles>3</meta:editing-cycles>
    <meta:generator>LibreOffice/7.3.2.2$Linux_X86_64 LibreOffice_project/30$Build-2</meta:generator>
    <meta:document-statistic meta:object-count="12"/>
  </office:meta>
</office:document-meta>
</file>